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cm" fo:margin-right="0.116cm" fo:text-indent="0cm" style:auto-text-indent="false"/>
    </style:style>
    <style:style style:name="P21" style:family="paragraph" style:parent-style-name="PTE_20_Hauptext">
      <style:paragraph-properties fo:margin-left="0cm" fo:margin-right="4.561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Hauptext">
      <style:paragraph-properties fo:margin-left="0cm" fo:margin-right="4.561cm" fo:text-indent="0cm" style:auto-text-indent="false" fo:break-before="pag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101248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1530128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1920656">
          <text:deletion>
            <office:change-info>
              <dc:creator>Christoph Herbst</dc:creator>
              <dc:date>2010-06-25T17:18:00</dc:date>
            </office:change-info>
            <text:list xml:id="list1899001692" text:style-name="WW8Num2">
              <text:list-header>
                <text:p text:style-name="P2">5</text:p>
              </text:list-header>
            </text:list>
          </text:deletion>
        </text:changed-region>
        <text:changed-region text:id="ct15117242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1965568">
          <text:deletion>
            <office:change-info>
              <dc:creator>Christoph Herbst</dc:creator>
              <dc:date>2010-06-25T17:19:00</dc:date>
            </office:change-info>
            <text:list xml:id="list434039537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2155608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2155704">
          <text:deletion>
            <office:change-info>
              <dc:creator>Christoph Herbst</dc:creator>
              <dc:date>2010-06-25T17:19:00</dc:date>
            </office:change-info>
            <text:list xml:id="list2025983225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187253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1872632">
          <text:deletion>
            <office:change-info>
              <dc:creator>Christoph Herbst</dc:creator>
              <dc:date>2010-06-25T17:20:00</dc:date>
            </office:change-info>
            <text:list xml:id="list1495668248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61351704">
          <text:deletion>
            <office:change-info>
              <dc:creator>Christoph Herbst</dc:creator>
              <dc:date>2010-06-25T17:20:00</dc:date>
            </office:change-info>
            <text:list xml:id="list1578332577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215583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156000">
          <text:deletion>
            <office:change-info>
              <dc:creator>Christoph Herbst</dc:creator>
              <dc:date>2010-06-25T17:21:00</dc:date>
            </office:change-info>
            <text:list xml:id="list606075582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370910420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665945982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961530898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55900601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486387737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079114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1965904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59173832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1372693175" text:continue-list="list1578332577" text:style-name="WW8Num2">
              <text:list-header>
                <text:p text:style-name="P33"><text:change text:change-id="ct161920656"/><text:change-start text:change-id="ct151172424"/>{zeit}<text:change-end text:change-id="ct151172424"/><text:change text:change-id="ct16196556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747514891" text:continue-numbering="true" text:style-name="WW8Num2">
              <text:list-header>
                <text:p text:style-name="P33"><text:change-start text:change-id="ct162155608"/>{ziel} <text:change-end text:change-id="ct162155608"/><text:change text:change-id="ct16215570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1233845449" text:continue-numbering="true" text:style-name="WW8Num2">
              <text:list-header>
                <text:p text:style-name="P33"><text:change-start text:change-id="ct161872536"/>{methode} <text:change-end text:change-id="ct161872536"/><text:change text:change-id="ct16187263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Material</text:p>
          </table:table-cell>
          <table:table-cell table:style-name="Tabelle1.B2" office:value-type="string">
            <text:list xml:id="list2167905103" text:continue-numbering="true" text:style-name="WW8Num2">
              <text:list-header>
                <text:p text:style-name="P33"><text:change text:change-id="ct161351704"/><text:change-start text:change-id="ct162155832"/>{material}<text:change-end text:change-id="ct162155832"/></text:p>
              </text:list-header>
            </text:list>
          </table:table-cell>
        </table:table-row>
      </table:table>
      <text:p text:style-name="P20"/>
      <text:p text:style-name="P25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61012488"/><text:change-start text:change-id="ct161530128"/>{tip}<text:change-end text:change-id="ct161530128"/></text:p><text:p text:style-name="Marginalia"/><text:p text:style-name="Marginalia"/></draw:text-box></draw:frame>Inhalt</text:p>
      <text:p text:style-name="P22"/>
      <text:list xml:id="list989368936" text:continue-list="list486387737" text:style-name="WW8Num3">
        <text:list-header>
          <text:p text:style-name="P4"><text:change text:change-id="ct162156000"/><text:change-start text:change-id="ct160791144"/>{Inhalt}<text:change-end text:change-id="ct160791144"/></text:p>
        </text:list-header>
      </text:list>
      <text:p text:style-name="P23"/>
      <text:p text:style-name="P23"/>
      <text:p text:style-name="P23"/>
      <text:p text:style-name="P21"><text:change-start text:change-id="ct161965904"/></text:p>
      <text:p text:style-name="P21"/>
      <text:p text:style-name="P21"/>
      <text:p text:style-name="P21"/>
      <text:p text:style-name="P21"/>
      <text:p text:style-name="P26"/>
      <text:p text:style-name="P24"><text:change-end text:change-id="ct161965904"/>[!-- BEGIN bilder --]<text:line-break/>{bild}</text:p>
      <text:p text:style-name="P24">{titel}<text:line-break/>[!-- END bilder --] <text:change-start text:change-id="ct159173832"/></text:p>
      <text:p text:style-name="P24"><text:change-end text:change-id="ct1591738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29T19:43:13</dc:date>
    <meta:print-date>2010-06-25T11:29:08</meta:print-date>
    <meta:editing-cycles>10</meta:editing-cycles>
    <meta:printed-by>Christoph Herbst</meta:printed-by>
    <meta:generator>OpenOffice.org/3.2$Linux OpenOffice.org_project/320m12$Build-9483</meta:generator>
    <meta:editing-duration>PT06H31M47S</meta:editing-duration>
    <meta:document-statistic meta:table-count="1" meta:image-count="1" meta:object-count="0" meta:page-count="2" meta:paragraph-count="32" meta:word-count="255" meta:character-count="1648"/>
    <meta:user-defined meta:name="Info 1"/>
    <meta:user-defined meta:name="Info 2"/>
    <meta:user-defined meta:name="Info 3"/>
    <meta:user-defined meta:name="Info 4"/>
  </office:meta>
</office:document-meta>
</file>